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2" style:parent-style-name="Standard" style:family="paragraph" style:master-page-name="Standard">
      <style:paragraph-properties fo:text-align="center" style:writing-mode="lr-tb"/>
      <style:text-properties fo:font-size="18pt"/>
    </style:style>
    <style:style style:name="T1" style:family="text">
      <style:text-properties fo:font-size="36pt" fo:font-weight="bold"/>
    </style:style>
    <style:style style:name="P3" style:parent-style-name="Standard" style:family="paragraph">
      <style:paragraph-properties fo:text-align="center" style:writing-mode="lr-tb"/>
      <style:text-properties fo:font-size="36pt" fo:font-weight="bold"/>
    </style:style>
    <style:style style:name="P4" style:parent-style-name="Standard" style:family="paragraph" style:master-page-name="Standard">
      <style:paragraph-properties fo:line-height="150%" fo:text-align="center" style:writing-mode="lr-tb"/>
      <style:text-properties fo:font-size="32pt" fo:font-weight="bold"/>
    </style:style>
    <style:style style:name="P5" style:parent-style-name="Standard" style:family="paragraph">
      <style:paragraph-properties fo:line-height="150%" fo:text-align="center" style:writing-mode="lr-tb"/>
      <style:text-properties fo:font-size="32pt" fo:font-weight="bold"/>
    </style:style>
    <style:style style:name="P6" style:parent-style-name="Standard" style:family="paragraph">
      <style:paragraph-properties fo:line-height="150%" fo:text-align="center" style:writing-mode="lr-tb"/>
      <style:text-properties fo:font-size="26pt"/>
    </style:style>
    <style:style style:name="T2" style:family="text">
      <style:text-properties fo:font-size="28pt"/>
    </style:style>
    <style:style style:name="T3" style:family="text">
      <style:text-properties fo:font-size="28pt" fo:font-weight="bold"/>
    </style:style>
    <style:style style:name="P7" style:parent-style-name="Standard" style:family="paragraph">
      <style:paragraph-properties fo:line-height="150%" fo:text-align="center" style:writing-mode="lr-tb"/>
      <style:text-properties fo:font-size="28pt" fo:font-weight="bold"/>
    </style:style>
    <style:style style:name="T4" style:family="text">
      <style:text-properties fo:font-style="italic" fo:font-weight="normal"/>
    </style:style>
    <style:style style:name="P8" style:parent-style-name="Standard" style:family="paragraph" style:master-page-name="Standard">
      <style:paragraph-properties fo:line-height="150%" style:writing-mode="lr-tb"/>
      <style:text-properties fo:font-size="26pt"/>
    </style:style>
    <style:style style:name="P9" style:parent-style-name="Standard" style:family="paragraph">
      <style:paragraph-properties fo:line-height="150%" style:writing-mode="lr-tb"/>
      <style:text-properties fo:font-size="26pt"/>
    </style:style>
    <style:style style:name="P10" style:parent-style-name="Standard" style:family="paragraph" style:master-page-name="Standard">
      <style:paragraph-properties fo:text-align="center" style:writing-mode="lr-tb"/>
      <style:text-properties/>
    </style:style>
    <style:style style:name="P11" style:parent-style-name="Standard" style:family="paragraph" style:master-page-name="Standard">
      <style:paragraph-properties fo:line-height="150%" style:writing-mode="lr-tb"/>
      <style:text-properties/>
    </style:style>
    <style:style style:name="T5" style:family="text">
      <style:text-properties fo:font-size="26pt"/>
    </style:style>
    <text:list-style style:name="L1">
      <text:list-level-style-bullet text:level="1" text:bullet-char="●">
        <style:list-level-properties fo:text-align="start"/>
      </text:list-level-style-bullet>
    </text:list-style>
    <style:style style:name="dp2" style:family="drawing-page">
      <style:drawing-page-properties draw:fill="solid" draw:fill-color="#ffffff" presentation:background-objects-visible="true" presentation:background-visible="true" presentation:display-footer="false" presentation:display-header="false" presentation:transition-speed="slow" presentation:transition-style="none"/>
    </style:style>
    <style:style style:name="dp3" style:family="drawing-page">
      <style:drawing-page-properties draw:fill="solid" draw:fill-color="#ffffff" presentation:background-objects-visible="true" presentation:background-visible="true" presentation:display-footer="false" presentation:display-header="false" presentation:transition-style="none"/>
    </style:style>
    <style:style style:name="dp4" style:family="drawing-page">
      <style:drawing-page-properties draw:fill="solid" draw:fill-color="#ffffff" presentation:background-objects-visible="true" presentation:background-visible="true" presentation:display-footer="false" presentation:display-header="true" presentation:transition-style="none"/>
    </style:style>
    <style:style style:name="gr1" style:family="graphic">
      <style:graphic-properties draw:fill="none" draw:textarea-vertical-align="top"/>
    </style:style>
  </office:automatic-styles>
  <office:body>
    <office:presentation>
      <draw:page draw:name="page1" koffice:name="" draw:id="page1" draw:master-page-name="Standard" draw:style-name="dp2">
        <draw:frame draw:style-name="gr1" draw:id="object1" svg:width="481.8905986pt" svg:height="85.0394232pt" svg:x="170.0790348pt" svg:y="28.3466pt" draw:name="Text">
          <draw:text-box>
            <text:p text:style-name="P2"><text:span text:style-name="T1">Third-party software</text:span></text:p>
            <text:p text:style-name="P3">management under BSD</text:p>
          </draw:text-box>
        </draw:frame>
        <draw:frame draw:style-name="gr1" draw:id="object2" svg:width="651.9718pt" svg:height="311.8126pt" svg:x="85.0398pt" svg:y="127.5597pt" draw:name="Text (2)">
          <draw:text-box>
            <text:p text:style-name="P4"/>
            <text:p text:style-name="P5">Andrew Pantyukhin</text:p>
            <text:p text:style-name="P6"><text:span text:style-name="T2">&lt;infofarmer@FreeBSD.org&gt;</text:span></text:p>
            <text:p text:style-name="P6"/>
            <text:p text:style-name="P6"><text:span text:style-name="T3">EuroBSDCon 2006</text:span></text:p>
            <text:p text:style-name="P7"><text:span text:style-name="T4">powered by the FreeBSD Foundation</text:span></text:p>
          </draw:text-box>
        </draw:frame>
      </draw:page>
      <draw:page draw:name="page2" koffice:name="" draw:id="page2" draw:master-page-name="Standard" draw:style-name="dp2">
        <draw:frame draw:style-name="gr1" draw:id="object3" svg:width="453.5456pt" svg:height="70.8665pt" svg:x="184.2529pt" svg:y="28.3466pt" draw:name="Text">
          <draw:text-box>
            <text:p text:style-name="P2"><text:span text:style-name="T1">First things first</text:span></text:p>
          </draw:text-box>
        </draw:frame>
        <draw:frame draw:style-name="gr1" draw:id="object4" svg:width="651.9718pt" svg:height="311.8126pt" svg:x="85.0398pt" svg:y="127.5597pt" draw:name="Text (2)">
          <draw:text-box>
            <text:numbered-paragraph text:level="1" text:style-name="L1">
              <text:number>*</text:number>
              <text:p text:style-name="P8">The need for 3d-party software</text:p>
            </text:numbered-paragraph>
            <text:numbered-paragraph text:level="1" text:style-name="L1">
              <text:number>*</text:number>
              <text:p text:style-name="P9">Why do we require packages</text:p>
            </text:numbered-paragraph>
            <text:numbered-paragraph text:level="1" text:style-name="L1">
              <text:number>*</text:number>
              <text:p text:style-name="P9">The need for package management</text:p>
            </text:numbered-paragraph>
            <text:numbered-paragraph text:level="1" text:style-name="L1">
              <text:number>*</text:number>
              <text:p text:style-name="P9">What do we expect to manage</text:p>
            </text:numbered-paragraph>
          </draw:text-box>
        </draw:frame>
      </draw:page>
      <draw:page draw:name="page3" koffice:name="" draw:id="page3" draw:master-page-name="Standard" draw:style-name="dp3">
        <draw:frame draw:style-name="gr1" draw:id="object5" svg:width="453.546pt" svg:height="82.6744999999991pt" svg:x="184.2529pt" svg:y="28.3466pt" draw:name="Text">
          <draw:text-box>
            <text:p text:style-name="P10"><text:span text:style-name="T1">History -</text:span></text:p>
            <text:p text:style-name="P3">Packages in UNIX</text:p>
          </draw:text-box>
        </draw:frame>
        <draw:frame draw:style-name="gr1" draw:id="object6" svg:width="651.972pt" svg:height="311.813pt" svg:x="85.0398pt" svg:y="127.5597pt" draw:name="Text (2)">
          <draw:text-box>
            <text:numbered-paragraph text:level="1" text:style-name="L1">
              <text:number>*</text:number>
              <text:p text:style-name="P11"><text:span text:style-name="T5">OS is an all-included bundle</text:span></text:p>
            </text:numbered-paragraph>
            <text:numbered-paragraph text:level="1" text:style-name="L1">
              <text:number>*</text:number>
              <text:p text:style-name="P9">"Users" must figure out how to "use" software themselves</text:p>
            </text:numbered-paragraph>
            <text:numbered-paragraph text:level="1" text:style-name="L1">
              <text:number>*</text:number>
              <text:p text:style-name="P9">SysV/SunOS PKG format</text:p>
            </text:numbered-paragraph>
          </draw:text-box>
        </draw:frame>
      </draw:page>
      <draw:page draw:name="page4" koffice:name="" draw:id="page4" draw:master-page-name="Standard" draw:style-name="dp3">
        <draw:frame draw:style-name="gr1" draw:id="object7" svg:width="453.546pt" svg:height="82.6744999999991pt" svg:x="184.2529pt" svg:y="28.3466pt" draw:name="Text">
          <draw:text-box>
            <text:p text:style-name="P10"><text:span text:style-name="T1">History -</text:span></text:p>
            <text:p text:style-name="P3">Packages in BSD</text:p>
          </draw:text-box>
        </draw:frame>
        <draw:frame draw:style-name="gr1" draw:id="object8" svg:width="651.972pt" svg:height="311.813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JKH committed pkg_install in 1993</text:span></text:p>
            </text:numbered-paragraph>
            <text:numbered-paragraph text:level="1" text:style-name="L1">
              <text:number>*</text:number>
              <text:p text:style-name="P9">JKH committed ports in 1994</text:p>
            </text:numbered-paragraph>
            <text:numbered-paragraph text:level="1" text:style-name="L1">
              <text:number>*</text:number>
              <text:p text:style-name="P9">{Net,Open}BSD snatched both of them</text:p>
            </text:numbered-paragraph>
          </draw:text-box>
        </draw:frame>
      </draw:page>
      <draw:page draw:name="page5" koffice:name="" draw:id="page5" draw:master-page-name="Standard" draw:style-name="dp4">
        <draw:frame draw:style-name="gr1" draw:id="object9" svg:width="453.546pt" svg:height="82.6744999999991pt" svg:x="184.2529pt" svg:y="28.3466pt" draw:name="Text">
          <draw:text-box>
            <text:p text:style-name="P10"><text:span text:style-name="T1">History -</text:span></text:p>
            <text:p text:style-name="P3">Packages in Linux</text:p>
          </draw:text-box>
        </draw:frame>
        <draw:frame draw:style-name="gr1" draw:id="object10" svg:width="651.972pt" svg:height="311.813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Many PM systems appeared in 1993-95, including RPM and dpkg</text:span></text:p>
            </text:numbered-paragraph>
            <text:numbered-paragraph text:level="1" text:style-name="L1">
              <text:number>*</text:number>
              <text:p text:style-name="P9">Portage came out in 2002</text:p>
            </text:numbered-paragraph>
            <text:numbered-paragraph text:level="1" text:style-name="L1">
              <text:number>*</text:number>
              <text:p text:style-name="P9">A multitude of PM systems were started over since 90s, some of them still maintained, some actively developed</text:p>
            </text:numbered-paragraph>
          </draw:text-box>
        </draw:frame>
      </draw:page>
      <draw:page draw:name="page6" koffice:name="" draw:id="page6" draw:master-page-name="Standard" draw:style-name="dp3">
        <draw:frame draw:style-name="gr1" draw:id="object11" svg:width="453.546pt" svg:height="82.6744999999991pt" svg:x="184.2529pt" svg:y="28.3466pt" draw:name="Text">
          <draw:text-box>
            <text:p text:style-name="P10"><text:span text:style-name="T1">Current Status</text:span></text:p>
          </draw:text-box>
        </draw:frame>
        <draw:frame draw:style-name="gr1" draw:id="object12" svg:width="651.972pt" svg:height="311.813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Dozens of distinctive PM systems</text:span></text:p>
            </text:numbered-paragraph>
            <text:numbered-paragraph text:level="1" text:style-name="L1">
              <text:number>*</text:number>
              <text:p text:style-name="P9">Focus on binary and/or source packages</text:p>
            </text:numbered-paragraph>
            <text:numbered-paragraph text:level="1" text:style-name="L1">
              <text:number>*</text:number>
              <text:p text:style-name="P9">Automation of compilation-related routines</text:p>
            </text:numbered-paragraph>
            <text:numbered-paragraph text:level="1" text:style-name="L1">
              <text:number>*</text:number>
              <text:p text:style-name="P9">Automation of installation tasks</text:p>
            </text:numbered-paragraph>
          </draw:text-box>
        </draw:frame>
      </draw:page>
      <draw:page draw:name="page7" koffice:name="" draw:id="page7" draw:master-page-name="Standard" draw:style-name="dp3">
        <draw:frame draw:style-name="gr1" draw:id="object13" svg:width="453.546pt" svg:height="82.6744999999991pt" svg:x="184.2529pt" svg:y="28.3466pt" draw:name="Text">
          <draw:text-box>
            <text:p text:style-name="P10"><text:span text:style-name="T1">FreeBSD ports</text:span></text:p>
          </draw:text-box>
        </draw:frame>
        <draw:frame draw:style-name="gr1" draw:id="object14" svg:width="651.972pt" svg:height="311.813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Make + shell</text:span></text:p>
            </text:numbered-paragraph>
            <text:numbered-paragraph text:level="1" text:style-name="L1">
              <text:number>*</text:number>
              <text:p text:style-name="P9">Multiple scripts in multilevel directories</text:p>
            </text:numbered-paragraph>
            <text:numbered-paragraph text:level="1" text:style-name="L1">
              <text:number>*</text:number>
              <text:p text:style-name="P9">Effective automation of common tasks and hacks</text:p>
            </text:numbered-paragraph>
          </draw:text-box>
        </draw:frame>
      </draw:page>
      <draw:page draw:name="page8" koffice:name="" draw:id="page8" draw:master-page-name="Standard" draw:style-name="dp3">
        <draw:frame draw:style-name="gr1" draw:id="object15" svg:width="453.546pt" svg:height="82.6744999999991pt" svg:x="184.2529pt" svg:y="28.3466pt" draw:name="Text">
          <draw:text-box>
            <text:p text:style-name="P10"><text:span text:style-name="T1">NetBSD ports</text:span></text:p>
          </draw:text-box>
        </draw:frame>
        <draw:frame draw:style-name="gr1" draw:id="object16" svg:width="651.972pt" svg:height="311.813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Good documentation</text:span></text:p>
            </text:numbered-paragraph>
            <text:numbered-paragraph text:level="1" text:style-name="L1">
              <text:number>*</text:number>
              <text:p text:style-name="P9">pkginstall framework</text:p>
            </text:numbered-paragraph>
            <text:numbered-paragraph text:level="1" text:style-name="L1">
              <text:number>*</text:number>
              <text:p text:style-name="P9">pkg options framework</text:p>
            </text:numbered-paragraph>
          </draw:text-box>
        </draw:frame>
      </draw:page>
      <draw:page draw:name="page9" koffice:name="" draw:id="page9" draw:master-page-name="Standard" draw:style-name="dp3">
        <draw:frame draw:style-name="gr1" draw:id="object17" svg:width="453.546pt" svg:height="82.6744999999991pt" svg:x="184.2529pt" svg:y="28.3466pt" draw:name="Text">
          <draw:text-box>
            <text:p text:style-name="P10"><text:span text:style-name="T1">OpenBSD ports</text:span></text:p>
          </draw:text-box>
        </draw:frame>
        <draw:frame draw:style-name="gr1" draw:id="object18" svg:width="651.972pt" svg:height="311.813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Fake build environment</text:span></text:p>
            </text:numbered-paragraph>
            <text:numbered-paragraph text:level="1" text:style-name="L1">
              <text:number>*</text:number>
              <text:p text:style-name="P9">Immaculate documentation</text:p>
            </text:numbered-paragraph>
            <text:numbered-paragraph text:level="1" text:style-name="L1">
              <text:number>*</text:number>
              <text:p text:style-name="P9">Options, flavors, multi-packages</text:p>
            </text:numbered-paragraph>
            <text:numbered-paragraph text:level="1" text:style-name="L1">
              <text:number>*</text:number>
              <text:p text:style-name="P9">New pkg_install + a hard-headed maintainer</text:p>
            </text:numbered-paragraph>
          </draw:text-box>
        </draw:frame>
      </draw:page>
      <draw:page draw:name="page10" koffice:name="" draw:id="page10" draw:master-page-name="Standard" draw:style-name="dp3">
        <draw:frame draw:style-name="gr1" draw:id="object19" svg:width="453.546pt" svg:height="82.6744999999991pt" svg:x="184.2529pt" svg:y="28.3466pt" draw:name="Text">
          <draw:text-box>
            <text:p text:style-name="P10"><text:span text:style-name="T1">Looking out of BSD</text:span></text:p>
          </draw:text-box>
        </draw:frame>
        <draw:frame draw:style-name="gr1" draw:id="object20" svg:width="651.972pt" svg:height="311.813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RPM</text:span></text:p>
            </text:numbered-paragraph>
            <text:numbered-paragraph text:level="1" text:style-name="L1">
              <text:number>*</text:number>
              <text:p text:style-name="P9">Dpkg</text:p>
            </text:numbered-paragraph>
            <text:numbered-paragraph text:level="1" text:style-name="L1">
              <text:number>*</text:number>
              <text:p text:style-name="P9">Portage</text:p>
            </text:numbered-paragraph>
            <text:numbered-paragraph text:level="1" text:style-name="L1">
              <text:number>*</text:number>
              <text:p text:style-name="P9">Other</text:p>
            </text:numbered-paragraph>
            <text:numbered-paragraph text:level="1" text:style-name="L1">
              <text:number>*</text:number>
              <text:p text:style-name="P9">Linux Core Consortium - Standard Base</text:p>
            </text:numbered-paragraph>
          </draw:text-box>
        </draw:frame>
      </draw:page>
      <draw:page draw:name="page11" koffice:name="" draw:id="page11" draw:master-page-name="Standard" draw:style-name="dp3">
        <draw:frame draw:style-name="gr1" draw:id="object21" svg:width="453.546pt" svg:height="82.6744999999991pt" svg:x="184.2529pt" svg:y="28.3466pt" draw:name="Text">
          <draw:text-box>
            <text:p text:style-name="P10"><text:span text:style-name="T1">Why bother?</text:span></text:p>
          </draw:text-box>
        </draw:frame>
        <draw:frame draw:style-name="gr1" draw:id="object22" svg:width="651.972pt" svg:height="311.813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Isolation has its benefits, but</text:span></text:p>
            </text:numbered-paragraph>
            <text:numbered-paragraph text:level="1" text:style-name="L1">
              <text:number>*</text:number>
              <text:p text:style-name="P9">No system alone proved to be able to reach even modest qualitative/quantitative targets</text:p>
            </text:numbered-paragraph>
            <text:numbered-paragraph text:level="1" text:style-name="L1">
              <text:number>*</text:number>
              <text:p text:style-name="P9">We have too much in common not to share ideas and code</text:p>
            </text:numbered-paragraph>
          </draw:text-box>
        </draw:frame>
      </draw:page>
      <draw:page draw:name="page12" koffice:name="" draw:id="page12" draw:master-page-name="Standard" draw:style-name="dp3">
        <draw:frame draw:style-name="gr1" draw:id="object23" svg:width="453.546pt" svg:height="82.6744999999991pt" svg:x="184.2529pt" svg:y="28.3466pt" draw:name="Text">
          <draw:text-box>
            <text:p text:style-name="P10"><text:span text:style-name="T1">What's up?</text:span></text:p>
          </draw:text-box>
        </draw:frame>
        <draw:frame draw:style-name="gr1" draw:id="object24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Scalability</text:span></text:p>
            </text:numbered-paragraph>
            <text:numbered-paragraph text:level="1" text:style-name="L1">
              <text:number>*</text:number>
              <text:p text:style-name="P9">Resource management/customization</text:p>
            </text:numbered-paragraph>
            <text:numbered-paragraph text:level="1" text:style-name="L1">
              <text:number>*</text:number>
              <text:p text:style-name="P9">Dependencies, capabilities, functionality</text:p>
            </text:numbered-paragraph>
            <text:numbered-paragraph text:level="1" text:style-name="L1">
              <text:number>*</text:number>
              <text:p text:style-name="P9">User-side management, interface, Clicks!</text:p>
            </text:numbered-paragraph>
            <text:numbered-paragraph text:level="1" text:style-name="L1">
              <text:number>*</text:number>
              <text:p text:style-name="P9">Versioning everywhere</text:p>
            </text:numbered-paragraph>
            <text:numbered-paragraph text:level="1" text:style-name="L1">
              <text:number>*</text:number>
              <text:p text:style-name="P9">Saving porter a lifetime (as in more automation)</text:p>
            </text:numbered-paragraph>
            <text:numbered-paragraph text:level="1" text:style-name="L1">
              <text:number>*</text:number>
              <text:p text:style-name="P9">Much more...</text:p>
            </text:numbered-paragraph>
          </draw:text-box>
        </draw:frame>
      </draw:page>
      <draw:page draw:name="page13" koffice:name="" draw:id="page13" draw:master-page-name="Standard" draw:style-name="dp3">
        <draw:frame draw:style-name="gr1" draw:id="object25" svg:width="453.546pt" svg:height="82.6744999999991pt" svg:x="184.2529pt" svg:y="28.3466pt" draw:name="Text">
          <draw:text-box>
            <text:p text:style-name="P10"><text:span text:style-name="T1">What packages need</text:span></text:p>
            <text:p text:style-name="P3">and what they provide</text:p>
          </draw:text-box>
        </draw:frame>
        <draw:frame draw:style-name="gr1" draw:id="object26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Other packages</text:span></text:p>
            </text:numbered-paragraph>
            <text:numbered-paragraph text:level="1" text:style-name="L1">
              <text:number>*</text:number>
              <text:p text:style-name="P9">Resources</text:p>
            </text:numbered-paragraph>
            <text:numbered-paragraph text:level="1" text:style-name="L1">
              <text:number>*</text:number>
              <text:p text:style-name="P9">Functionality</text:p>
            </text:numbered-paragraph>
          </draw:text-box>
        </draw:frame>
      </draw:page>
      <draw:page draw:name="page14" koffice:name="" draw:id="page14" draw:master-page-name="Standard" draw:style-name="dp3">
        <draw:frame draw:style-name="gr1" draw:id="object27" svg:width="453.546pt" svg:height="82.6744999999991pt" svg:x="184.2529pt" svg:y="28.3466pt" draw:name="Text">
          <draw:text-box>
            <text:p text:style-name="P10"><text:span text:style-name="T1">OS Resources</text:span></text:p>
            <text:p text:style-name="P3">for packages</text:p>
          </draw:text-box>
        </draw:frame>
        <draw:frame draw:style-name="gr1" draw:id="object28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Disk space</text:span></text:p>
            </text:numbered-paragraph>
            <text:numbered-paragraph text:level="1" text:style-name="L1">
              <text:number>*</text:number>
              <text:p text:style-name="P9">TCP/UDP ports at different addresses</text:p>
            </text:numbered-paragraph>
            <text:numbered-paragraph text:level="1" text:style-name="L1">
              <text:number>*</text:number>
              <text:p text:style-name="P9">File name spaces</text:p>
            </text:numbered-paragraph>
            <text:numbered-paragraph text:level="1" text:style-name="L1">
              <text:number>*</text:number>
              <text:p text:style-name="P9">User/group names/ids</text:p>
            </text:numbered-paragraph>
            <text:numbered-paragraph text:level="1" text:style-name="L1">
              <text:number>*</text:number>
              <text:p text:style-name="P9">CPU, RAM, disk throughput, etc.</text:p>
            </text:numbered-paragraph>
            <text:numbered-paragraph text:level="1" text:style-name="L1">
              <text:number>*</text:number>
              <text:p text:style-name="P9">Bandwidth</text:p>
            </text:numbered-paragraph>
            <text:numbered-paragraph text:level="1" text:style-name="L1">
              <text:number>*</text:number>
              <text:p text:style-name="P9">You name it...</text:p>
            </text:numbered-paragraph>
          </draw:text-box>
        </draw:frame>
      </draw:page>
      <draw:page draw:name="page15" koffice:name="" draw:id="page15" draw:master-page-name="Standard" draw:style-name="dp3">
        <draw:frame draw:style-name="gr1" draw:id="object29" svg:width="453.546pt" svg:height="82.6744999999991pt" svg:x="184.2529pt" svg:y="28.3466pt" draw:name="Text">
          <draw:text-box>
            <text:p text:style-name="P10"><text:span text:style-name="T1">Appliances</text:span></text:p>
          </draw:text-box>
        </draw:frame>
        <draw:frame draw:style-name="gr1" draw:id="object30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Package + dependencies bundled together</text:span></text:p>
            </text:numbered-paragraph>
            <text:numbered-paragraph text:level="1" text:style-name="L1">
              <text:number>*</text:number>
              <text:p text:style-name="P9">Jail appliances</text:p>
            </text:numbered-paragraph>
            <text:numbered-paragraph text:level="1" text:style-name="L1">
              <text:number>*</text:number>
              <text:p text:style-name="P9">OS appliances</text:p>
            </text:numbered-paragraph>
            <text:numbered-paragraph text:level="1" text:style-name="L1">
              <text:number>*</text:number>
              <text:p text:style-name="P9">BSD-based hardware appliances</text:p>
            </text:numbered-paragraph>
          </draw:text-box>
        </draw:frame>
      </draw:page>
      <draw:page draw:name="page16" koffice:name="" draw:id="page16" draw:master-page-name="Standard" draw:style-name="dp3">
        <draw:frame draw:style-name="gr1" draw:id="object31" svg:width="453.546pt" svg:height="82.6744999999991pt" svg:x="184.2529pt" svg:y="28.3466pt" draw:name="Text">
          <draw:text-box>
            <text:p text:style-name="P10"><text:span text:style-name="T1">Package-Provided Resources</text:span></text:p>
          </draw:text-box>
        </draw:frame>
        <draw:frame draw:style-name="gr1" draw:id="object32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(SQL) Databases</text:span></text:p>
            </text:numbered-paragraph>
            <text:numbered-paragraph text:level="1" text:style-name="L1">
              <text:number>*</text:number>
              <text:p text:style-name="P9">Virtual Hosts</text:p>
            </text:numbered-paragraph>
            <text:numbered-paragraph text:level="1" text:style-name="L1">
              <text:number>*</text:number>
              <text:p text:style-name="P9">Client connections to an (antivirus) engine</text:p>
            </text:numbered-paragraph>
            <text:numbered-paragraph text:level="1" text:style-name="L1">
              <text:number>*</text:number>
              <text:p text:style-name="P9">On-screen pixel real-estate</text:p>
            </text:numbered-paragraph>
            <text:numbered-paragraph text:level="1" text:style-name="L1">
              <text:number>*</text:number>
              <text:p text:style-name="P9">Technically specific items, like lines in configuration files</text:p>
            </text:numbered-paragraph>
          </draw:text-box>
        </draw:frame>
      </draw:page>
      <draw:page draw:name="page17" koffice:name="" draw:id="page17" draw:master-page-name="Standard" draw:style-name="dp3">
        <draw:frame draw:style-name="gr1" draw:id="object33" svg:width="453.546pt" svg:height="82.6744999999991pt" svg:x="184.2529pt" svg:y="28.3466pt" draw:name="Text">
          <draw:text-box>
            <text:p text:style-name="P10"><text:span text:style-name="T1">Package-Provided Functionality</text:span></text:p>
          </draw:text-box>
        </draw:frame>
        <draw:frame draw:style-name="gr1" draw:id="object34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Needed by users directly and/or required by other packages</text:span></text:p>
            </text:numbered-paragraph>
            <text:numbered-paragraph text:level="1" text:style-name="L1">
              <text:number>*</text:number>
              <text:p text:style-name="P9">API-oriented, e.g. language modules and extensions, binary libraries</text:p>
            </text:numbered-paragraph>
            <text:numbered-paragraph text:level="1" text:style-name="L1">
              <text:number>*</text:number>
              <text:p text:style-name="P9">Task-oriented, e.g. web servers, mail clients, DBMS</text:p>
            </text:numbered-paragraph>
          </draw:text-box>
        </draw:frame>
      </draw:page>
      <draw:page draw:name="page18" koffice:name="" draw:id="page18" draw:master-page-name="Standard" draw:style-name="dp3">
        <draw:frame draw:style-name="gr1" draw:id="object35" svg:width="453.546pt" svg:height="82.6744999999991pt" svg:x="184.2529pt" svg:y="28.3466pt" draw:name="Text">
          <draw:text-box>
            <text:p text:style-name="P10"><text:span text:style-name="T1">Install-/run-time customization</text:span></text:p>
          </draw:text-box>
        </draw:frame>
        <draw:frame draw:style-name="gr1" draw:id="object36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Automation of installation tasks based on simple user-made choices</text:span></text:p>
            </text:numbered-paragraph>
            <text:numbered-paragraph text:level="1" text:style-name="L1">
              <text:number>*</text:number>
              <text:p text:style-name="P9">Single interface to configure the usage of some resources, like TCP ports</text:p>
            </text:numbered-paragraph>
          </draw:text-box>
        </draw:frame>
      </draw:page>
      <draw:page draw:name="page19" koffice:name="" draw:id="page19" draw:master-page-name="Standard" draw:style-name="dp3">
        <draw:frame draw:style-name="gr1" draw:id="object37" svg:width="453.546pt" svg:height="82.6744999999991pt" svg:x="184.2529pt" svg:y="28.3466pt" draw:name="Text">
          <draw:text-box>
            <text:p text:style-name="P10"><text:span text:style-name="T1">Multiple package instancing</text:span></text:p>
          </draw:text-box>
        </draw:frame>
        <draw:frame draw:style-name="gr1" draw:id="object38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Many versions installed at one time for testing and compatibility</text:span></text:p>
            </text:numbered-paragraph>
            <text:numbered-paragraph text:level="1" text:style-name="L1">
              <text:number>*</text:number>
              <text:p text:style-name="P9">Several instances of the same version with different configurations</text:p>
            </text:numbered-paragraph>
          </draw:text-box>
        </draw:frame>
      </draw:page>
      <draw:page draw:name="page20" koffice:name="" draw:id="page20" draw:master-page-name="Standard" draw:style-name="dp3">
        <draw:frame draw:style-name="gr1" draw:id="object39" svg:width="453.546pt" svg:height="82.6744999999991pt" svg:x="184.2529pt" svg:y="28.3466pt" draw:name="Text">
          <draw:text-box>
            <text:p text:style-name="P10"><text:span text:style-name="T1">More flexibility</text:span></text:p>
          </draw:text-box>
        </draw:frame>
        <draw:frame draw:style-name="gr1" draw:id="object40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Movable packages - at post-install time</text:span></text:p>
            </text:numbered-paragraph>
            <text:numbered-paragraph text:level="1" text:style-name="L1">
              <text:number>*</text:number>
              <text:p text:style-name="P9">Non-privileged management</text:p>
            </text:numbered-paragraph>
            <text:numbered-paragraph text:level="1" text:style-name="L1">
              <text:number>*</text:number>
              <text:p text:style-name="P9">Per-user/per-jail package masking</text:p>
            </text:numbered-paragraph>
          </draw:text-box>
        </draw:frame>
      </draw:page>
      <draw:page draw:name="page21" koffice:name="" draw:id="page21" draw:master-page-name="Standard" draw:style-name="dp3">
        <draw:frame draw:style-name="gr1" draw:id="object41" svg:width="453.546pt" svg:height="82.6744999999991pt" svg:x="184.2529pt" svg:y="28.3466pt" draw:name="Text">
          <draw:text-box>
            <text:p text:style-name="P10"><text:span text:style-name="T1">Versioning</text:span></text:p>
          </draw:text-box>
        </draw:frame>
        <draw:frame draw:style-name="gr1" draw:id="object42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Easily accessible older versions</text:span></text:p>
            </text:numbered-paragraph>
            <text:numbered-paragraph text:level="1" text:style-name="L1">
              <text:number>*</text:number>
              <text:p text:style-name="P9">Depending on older versions</text:p>
            </text:numbered-paragraph>
            <text:numbered-paragraph text:level="1" text:style-name="L1">
              <text:number>*</text:number>
              <text:p text:style-name="P9">Keeping distfiles in a VCS repo</text:p>
            </text:numbered-paragraph>
            <text:numbered-paragraph text:level="1" text:style-name="L1">
              <text:number>*</text:number>
              <text:p text:style-name="P9">Incremental distfile updates</text:p>
            </text:numbered-paragraph>
          </draw:text-box>
        </draw:frame>
      </draw:page>
      <draw:page draw:name="page22" koffice:name="" draw:id="page22" draw:master-page-name="Standard" draw:style-name="dp3">
        <draw:frame draw:style-name="gr1" draw:id="object43" svg:width="453.546pt" svg:height="82.6744999999991pt" svg:x="184.2529pt" svg:y="28.3466pt" draw:name="Text">
          <draw:text-box>
            <text:p text:style-name="P10"><text:span text:style-name="T1">Getting pristine sources</text:span></text:p>
          </draw:text-box>
        </draw:frame>
        <draw:frame draw:style-name="gr1" draw:id="object44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RCS, VCS repositories</text:span></text:p>
            </text:numbered-paragraph>
            <text:numbered-paragraph text:level="1" text:style-name="L1">
              <text:number>*</text:number>
              <text:p text:style-name="P9">P2P</text:p>
            </text:numbered-paragraph>
            <text:numbered-paragraph text:level="1" text:style-name="L1">
              <text:number>*</text:number>
              <text:p text:style-name="P9">Metalinks</text:p>
            </text:numbered-paragraph>
            <text:numbered-paragraph text:level="1" text:style-name="L1">
              <text:number>*</text:number>
              <text:p text:style-name="P9">Rsync</text:p>
            </text:numbered-paragraph>
            <text:numbered-paragraph text:level="1" text:style-name="L1">
              <text:number>*</text:number>
              <text:p text:style-name="P9">Guided non-distributable downloads</text:p>
            </text:numbered-paragraph>
          </draw:text-box>
        </draw:frame>
      </draw:page>
      <draw:page draw:name="page23" koffice:name="" draw:id="page23" draw:master-page-name="Standard" draw:style-name="dp3">
        <draw:frame draw:style-name="gr1" draw:id="object45" svg:width="453.546pt" svg:height="82.6744999999991pt" svg:x="184.2529pt" svg:y="28.3466pt" draw:name="Text">
          <draw:text-box>
            <text:p text:style-name="P10"><text:span text:style-name="T1">User Interface</text:span></text:p>
          </draw:text-box>
        </draw:frame>
        <draw:frame draw:style-name="gr1" draw:id="object46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Centralized management</text:span></text:p>
            </text:numbered-paragraph>
            <text:numbered-paragraph text:level="1" text:style-name="L1">
              <text:number>*</text:number>
              <text:p text:style-name="P9">Orthogonal switches</text:p>
            </text:numbered-paragraph>
            <text:numbered-paragraph text:level="1" text:style-name="L1">
              <text:number>*</text:number>
              <text:p text:style-name="P9">Advanced on-line help/hints system in addition to manpages and other documentation</text:p>
            </text:numbered-paragraph>
            <text:numbered-paragraph text:level="1" text:style-name="L1">
              <text:number>*</text:number>
              <text:p text:style-name="P9">Integrated updating capabilities</text:p>
            </text:numbered-paragraph>
            <text:numbered-paragraph text:level="1" text:style-name="L1">
              <text:number>*</text:number>
              <text:p text:style-name="P9">Options handling</text:p>
            </text:numbered-paragraph>
            <text:numbered-paragraph text:level="1" text:style-name="L1">
              <text:number>*</text:number>
              <text:p text:style-name="P9">Clicks</text:p>
            </text:numbered-paragraph>
          </draw:text-box>
        </draw:frame>
      </draw:page>
      <draw:page draw:name="page24" koffice:name="" draw:id="page24" draw:master-page-name="Standard" draw:style-name="dp3">
        <draw:frame draw:style-name="gr1" draw:id="object47" svg:width="453.546pt" svg:height="82.6744999999991pt" svg:x="184.2529pt" svg:y="28.3466pt" draw:name="Text">
          <draw:text-box>
            <text:p text:style-name="P10"><text:span text:style-name="T1">User Package Sets</text:span></text:p>
          </draw:text-box>
        </draw:frame>
        <draw:frame draw:style-name="gr1" draw:id="object48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Storage of package sets, easy access/distribution</text:span></text:p>
            </text:numbered-paragraph>
            <text:numbered-paragraph text:level="1" text:style-name="L1">
              <text:number>*</text:number>
              <text:p text:style-name="P9">Marking packages as requested or depended on</text:p>
            </text:numbered-paragraph>
            <text:numbered-paragraph text:level="1" text:style-name="L1">
              <text:number>*</text:number>
              <text:p text:style-name="P9">Marking some big (sets of) packages as undesirable to be installed</text:p>
            </text:numbered-paragraph>
          </draw:text-box>
        </draw:frame>
      </draw:page>
      <draw:page draw:name="page25" koffice:name="" draw:id="page25" draw:master-page-name="Standard" draw:style-name="dp3">
        <draw:frame draw:style-name="gr1" draw:id="object49" svg:width="453.546pt" svg:height="82.6744999999991pt" svg:x="184.2529pt" svg:y="28.3466pt" draw:name="Text">
          <draw:text-box>
            <text:p text:style-name="P10"><text:span text:style-name="T1">Technicalities</text:span></text:p>
          </draw:text-box>
        </draw:frame>
        <draw:frame draw:style-name="gr1" draw:id="object50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distcc</text:span></text:p>
            </text:numbered-paragraph>
            <text:numbered-paragraph text:level="1" text:style-name="L1">
              <text:number>*</text:number>
              <text:p text:style-name="P9">ccache</text:p>
            </text:numbered-paragraph>
            <text:numbered-paragraph text:level="1" text:style-name="L1">
              <text:number>*</text:number>
              <text:p text:style-name="P9">Cross-compilation</text:p>
            </text:numbered-paragraph>
          </draw:text-box>
        </draw:frame>
      </draw:page>
      <draw:page draw:name="page26" koffice:name="" draw:id="page26" draw:master-page-name="Standard" draw:style-name="dp3">
        <draw:frame draw:style-name="gr1" draw:id="object51" svg:width="453.546pt" svg:height="82.6744999999991pt" svg:x="184.2529pt" svg:y="28.3466pt" draw:name="Text">
          <draw:text-box>
            <text:p text:style-name="P10"><text:span text:style-name="T1">Security</text:span></text:p>
          </draw:text-box>
        </draw:frame>
        <draw:frame draw:style-name="gr1" draw:id="object52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CVE is a dictionary</text:span></text:p>
            </text:numbered-paragraph>
            <text:numbered-paragraph text:level="1" text:style-name="L1">
              <text:number>*</text:number>
              <text:p text:style-name="P9">We need a database</text:p>
            </text:numbered-paragraph>
            <text:numbered-paragraph text:level="1" text:style-name="L1">
              <text:number>*</text:number>
              <text:p text:style-name="P9">Different projects use CVE/database as an overlay</text:p>
            </text:numbered-paragraph>
            <text:numbered-paragraph text:level="1" text:style-name="L1">
              <text:number>*</text:number>
              <text:p text:style-name="P9">Or, the database stores info about projects</text:p>
            </text:numbered-paragraph>
          </draw:text-box>
        </draw:frame>
      </draw:page>
      <draw:page draw:name="page27" koffice:name="" draw:id="page27" draw:master-page-name="Standard" draw:style-name="dp3">
        <draw:frame draw:style-name="gr1" draw:id="object53" svg:width="453.546pt" svg:height="82.6744999999991pt" svg:x="184.2529pt" svg:y="28.3466pt" draw:name="Text">
          <draw:text-box>
            <text:p text:style-name="P10"><text:span text:style-name="T1">Exchanging hacks</text:span></text:p>
          </draw:text-box>
        </draw:frame>
        <draw:frame draw:style-name="gr1" draw:id="object54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Thousands of hacks spread out throughout the PM systems</text:span></text:p>
            </text:numbered-paragraph>
            <text:numbered-paragraph text:level="1" text:style-name="L1">
              <text:number>*</text:number>
              <text:p text:style-name="P9">Only a few are documented, most of the other ones are abandoned and forgotten</text:p>
            </text:numbered-paragraph>
            <text:numbered-paragraph text:level="1" text:style-name="L1">
              <text:number>*</text:number>
              <text:p text:style-name="P9">Developers have to reinvent solutions</text:p>
            </text:numbered-paragraph>
          </draw:text-box>
        </draw:frame>
      </draw:page>
      <draw:page draw:name="page28" koffice:name="" draw:id="page28" draw:master-page-name="Standard" draw:style-name="dp3">
        <draw:frame draw:style-name="gr1" draw:id="object55" svg:width="453.546pt" svg:height="82.6744999999991pt" svg:x="184.2529pt" svg:y="28.3466pt" draw:name="Text">
          <draw:text-box>
            <text:p text:style-name="P10"><text:span text:style-name="T1">Collaboration(ism)</text:span></text:p>
          </draw:text-box>
        </draw:frame>
        <draw:frame draw:style-name="gr1" draw:id="object56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Education</text:span></text:p>
            </text:numbered-paragraph>
            <text:numbered-paragraph text:level="1" text:style-name="L1">
              <text:number>*</text:number>
              <text:p text:style-name="P9">Spirit</text:p>
            </text:numbered-paragraph>
            <text:numbered-paragraph text:level="1" text:style-name="L1">
              <text:number>*</text:number>
              <text:p text:style-name="P9">Communication</text:p>
            </text:numbered-paragraph>
          </draw:text-box>
        </draw:frame>
      </draw:page>
      <draw:page draw:name="page29" koffice:name="" draw:id="page29" draw:master-page-name="Standard" draw:style-name="dp3">
        <draw:frame draw:style-name="gr1" draw:id="object57" svg:width="453.546pt" svg:height="82.6744999999991pt" svg:x="184.2529pt" svg:y="28.3466pt" draw:name="Text">
          <draw:text-box>
            <text:p text:style-name="P10"><text:span text:style-name="T1">Education</text:span></text:p>
          </draw:text-box>
        </draw:frame>
        <draw:frame draw:style-name="gr1" draw:id="object58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Other PM systems exist, and they do work</text:span></text:p>
            </text:numbered-paragraph>
            <text:numbered-paragraph text:level="1" text:style-name="L1">
              <text:number>*</text:number>
              <text:p text:style-name="P9">Many of them have good documentation</text:p>
            </text:numbered-paragraph>
            <text:numbered-paragraph text:level="1" text:style-name="L1">
              <text:number>*</text:number>
              <text:p text:style-name="P9">Behind projects there are people to talk to and to learn from</text:p>
            </text:numbered-paragraph>
          </draw:text-box>
        </draw:frame>
      </draw:page>
      <draw:page draw:name="page30" koffice:name="" draw:id="page30" draw:master-page-name="Standard" draw:style-name="dp3">
        <draw:frame draw:style-name="gr1" draw:id="object59" svg:width="453.546pt" svg:height="82.6744999999991pt" svg:x="184.2529pt" svg:y="28.3466pt" draw:name="Text">
          <draw:text-box>
            <text:p text:style-name="P10"><text:span text:style-name="T1">Spirit</text:span></text:p>
          </draw:text-box>
        </draw:frame>
        <draw:frame draw:style-name="gr1" draw:id="object60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No single PM system dominates the market</text:span></text:p>
            </text:numbered-paragraph>
            <text:numbered-paragraph text:level="1" text:style-name="L1">
              <text:number>*</text:number>
              <text:p text:style-name="P9">Rich traditions of forks and new-from-scratch solutions gave us diversity, but prevent us from trying to work together</text:p>
            </text:numbered-paragraph>
            <text:numbered-paragraph text:level="1" text:style-name="L1">
              <text:number>*</text:number>
              <text:p text:style-name="P9">Working with people/approaches we don't necessarily like</text:p>
            </text:numbered-paragraph>
          </draw:text-box>
        </draw:frame>
      </draw:page>
      <draw:page draw:name="page31" koffice:name="" draw:id="page31" draw:master-page-name="Standard" draw:style-name="dp3">
        <draw:frame draw:style-name="gr1" draw:id="object61" svg:width="453.546pt" svg:height="82.6744999999991pt" svg:x="184.2529pt" svg:y="28.3466pt" draw:name="Text">
          <draw:text-box>
            <text:p text:style-name="P10"><text:span text:style-name="T1">Communication</text:span></text:p>
          </draw:text-box>
        </draw:frame>
        <draw:frame draw:style-name="gr1" draw:id="object62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Actual developers making contacts</text:span></text:p>
            </text:numbered-paragraph>
            <text:numbered-paragraph text:level="1" text:style-name="L1">
              <text:number>*</text:number>
              <text:p text:style-name="P9">Looking for solutions (in)</text:p>
            </text:numbered-paragraph>
            <text:numbered-paragraph text:level="1" text:style-name="L1">
              <text:number>*</text:number>
              <text:p text:style-name="P9">Sharing our ideas (out)</text:p>
            </text:numbered-paragraph>
            <text:numbered-paragraph text:level="1" text:style-name="L1">
              <text:number>*</text:number>
              <text:p text:style-name="P9">Taking part in outside discussions</text:p>
            </text:numbered-paragraph>
            <text:numbered-paragraph text:level="1" text:style-name="L1">
              <text:number>*</text:number>
              <text:p text:style-name="P9">Inviting outsiders over to our forums</text:p>
            </text:numbered-paragraph>
          </draw:text-box>
        </draw:frame>
      </draw:page>
      <draw:page draw:name="page32" koffice:name="" draw:id="page32" draw:master-page-name="Standard" draw:style-name="dp3">
        <draw:frame draw:style-name="gr1" draw:id="object63" svg:width="453.546pt" svg:height="82.6744999999991pt" svg:x="184.2529pt" svg:y="28.3466pt" draw:name="Text">
          <draw:text-box>
            <text:p text:style-name="P10"><text:span text:style-name="T1">What's next</text:span></text:p>
          </draw:text-box>
        </draw:frame>
        <draw:frame draw:style-name="gr1" draw:id="object64" svg:width="651.972pt" svg:height="322.660999999999pt" svg:x="85.0395174pt" svg:y="127.5592761pt" draw:name="Text (2)">
          <draw:text-box>
            <text:numbered-paragraph text:level="1" text:style-name="L1">
              <text:number>*</text:number>
              <text:p text:style-name="P11"><text:span text:style-name="T5">More forays into the wild</text:span></text:p>
            </text:numbered-paragraph>
            <text:numbered-paragraph text:level="1" text:style-name="L1">
              <text:number>*</text:number>
              <text:p text:style-name="P9">Mentioning the diversity of PM systems in docs</text:p>
            </text:numbered-paragraph>
            <text:numbered-paragraph text:level="1" text:style-name="L1">
              <text:number>*</text:number>
              <text:p text:style-name="P9">Learning from others</text:p>
            </text:numbered-paragraph>
            <text:numbered-paragraph text:level="1" text:style-name="L1">
              <text:number>*</text:number>
              <text:p text:style-name="P9">Bringing in foreign solutions</text:p>
            </text:numbered-paragraph>
            <text:numbered-paragraph text:level="1" text:style-name="L1">
              <text:number>*</text:number>
              <text:p text:style-name="P9">Standardizing on decisions</text:p>
            </text:numbered-paragraph>
          </draw:text-box>
        </draw:frame>
      </draw:page>
      <presentation:settings presentation:endless="false" presentation:force-manual="true"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</office:styles>
  <office:automatic-styles>
    <office:font-face-decls>
      <style:font-face style:name="Sans Serif" svg:font-family="Sans Serif"/>
    </office:font-face-decls>
    <style:style style:name="P1" style:parent-style-name="Standard" style:family="paragraph" style:master-page-name="Standard">
      <style:paragraph-properties style:writing-mode="lr-tb"/>
      <style:text-properties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fo:margin-bottom="0pt" fo:margin-left="0pt" fo:margin-right="0pt" fo:margin-top="0pt" fo:page-height="595.277pt" fo:page-width="841.891pt" style:print-orientation="landscape"/>
    </style:page-layout>
  </office:automatic-styles>
  <office:master-styles>
    <style:master-page style:name="Standard" style:page-layout-name="pm1" draw:style-name="dp1">
      <style:header>
        <text:p text:style-name="P1">EuroBSDCon 2006, Milano</text:p>
      </style:header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Unknown</meta:initial-creator>
    <meta:editing-cycles>8</meta:editing-cycles>
    <meta:creation-date>2006-11-10T15:20:33</meta:creation-date>
    <dc:date>2006-11-11T17:50:46</dc:date>
  </office:meta>
</office:document-meta>
</file>